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1.019cm" table:align="left" fo:background-color="#ffffff">
        <style:background-image/>
      </style:table-properties>
    </style:style>
    <style:style style:name="Tabela1.A" style:family="table-column">
      <style:table-column-properties style:column-width="6.142cm"/>
    </style:style>
    <style:style style:name="Tabela1.B" style:family="table-column">
      <style:table-column-properties style:column-width="2.858cm"/>
    </style:style>
    <style:style style:name="Tabela1.C" style:family="table-column">
      <style:table-column-properties style:column-width="2.02cm"/>
    </style:style>
    <style:style style:name="Tabela1.A1" style:family="table-cell">
      <style:table-cell-properties style:vertical-align="middle" fo:padding="0.049cm" fo:border="none"/>
    </style:style>
    <style:style style:name="P1" style:family="paragraph" style:parent-style-name="Text_20_body">
      <style:text-properties fo:font-variant="normal" fo:text-transform="none" fo:color="#3d464d" style:font-name="Source Serif Pro" fo:font-size="13.5pt" fo:letter-spacing="normal" fo:font-style="normal" fo:font-weight="normal"/>
    </style:style>
    <style:style style:name="P2" style:family="paragraph" style:parent-style-name="Text_20_body">
      <style:paragraph-properties fo:text-align="justify" style:justify-single-word="false"/>
    </style:style>
    <style:style style:name="P3" style:family="paragraph" style:parent-style-name="Text_20_body">
      <style:text-properties officeooo:paragraph-rsid="000e8c8f"/>
    </style:style>
    <style:style style:name="P4" style:family="paragraph" style:parent-style-name="Text_20_body" style:list-style-name="L9"/>
    <style:style style:name="P5" style:family="paragraph" style:parent-style-name="Text_20_body">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text-properties officeooo:paragraph-rsid="0010d4ba"/>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9"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1"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2"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5"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6"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7"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8" style:family="paragraph" style:parent-style-name="Table_20_Heading">
      <style:paragraph-properties fo:margin-left="0cm" fo:margin-right="0cm" fo:margin-top="0cm" fo:margin-bottom="0cm" loext:contextual-spacing="false" fo:text-indent="0cm" style:auto-text-indent="false"/>
      <style:text-properties fo:color="#222222"/>
    </style:style>
    <style:style style:name="P19" style:family="paragraph" style:parent-style-name="Quotations" style:list-style-name="L5">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text-properties fo:font-variant="normal" fo:text-transform="none" fo:color="#3d464d" style:font-name="Source Serif Pro" fo:font-size="13.5pt" fo:letter-spacing="normal" fo:font-style="normal" fo:font-weight="normal"/>
    </style:style>
    <style:style style:name="P20" style:family="paragraph" style:parent-style-name="Quotations" style:list-style-name="L3">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style>
    <style:style style:name="P21" style:family="paragraph" style:parent-style-name="Quotations" style:list-style-name="L5">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style>
    <style:style style:name="P22" style:family="paragraph" style:parent-style-name="Quotations" style:list-style-name="L3">
      <loext:graphic-properties draw:fill="solid" draw:fill-color="#f0f0f0" draw:opacity="100%"/>
      <style:paragraph-properties fo:margin-left="1cm" fo:margin-right="1cm" fo:text-align="start" style:justify-single-word="false" fo:orphans="2" fo:widows="2" fo:text-indent="0cm" style:auto-text-indent="false" fo:background-color="#f0f0f0" fo:padding="0cm" fo:border="none"/>
      <style:text-properties fo:font-variant="normal" fo:text-transform="none" fo:color="#3d464d" style:font-name="Source Serif Pro" fo:font-size="13.5pt" fo:letter-spacing="normal" fo:font-style="normal" fo:font-weight="normal"/>
    </style:style>
    <style:style style:name="P23" style:family="paragraph" style:parent-style-name="Quotations" style:list-style-name="L5">
      <loext:graphic-properties draw:fill="solid" draw:fill-color="#f0f0f0" draw:opacity="100%"/>
      <style:paragraph-properties fo:margin-left="1cm" fo:margin-right="1cm" fo:text-align="start" style:justify-single-word="false" fo:orphans="2" fo:widows="2" fo:text-indent="0cm" style:auto-text-indent="false" fo:background-color="#f0f0f0" fo:padding="0cm" fo:border="none"/>
      <style:text-properties fo:font-variant="normal" fo:text-transform="none" fo:color="#3d464d" style:font-name="Source Serif Pro" fo:font-size="13.5pt" fo:letter-spacing="normal" fo:font-style="normal" fo:font-weight="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justify"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28"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text-properties officeooo:paragraph-rsid="0010d4ba"/>
    </style:style>
    <style:style style:name="P29"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30" style:family="paragraph" style:parent-style-name="Heading_20_2">
      <style:text-properties officeooo:rsid="0010d4ba" officeooo:paragraph-rsid="0010d4ba"/>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able_20_Contents">
      <style:paragraph-properties fo:margin-top="0cm" fo:margin-bottom="0cm" loext:contextual-spacing="false"/>
      <style:text-properties fo:color="#222222"/>
    </style:style>
    <style:style style:name="P33" style:family="paragraph" style:parent-style-name="Table_20_Contents">
      <style:paragraph-properties fo:margin-left="0cm" fo:margin-right="0cm" fo:margin-top="0cm" fo:margin-bottom="0cm" loext:contextual-spacing="false" fo:text-indent="0cm" style:auto-text-indent="false"/>
      <style:text-properties fo:color="#222222"/>
    </style:style>
    <style:style style:name="T1" style:family="text">
      <style:text-properties fo:font-variant="normal" fo:text-transform="none" fo:color="#3d464d" style:font-name="Source Serif Pro" fo:font-size="13.5pt" fo:letter-spacing="normal" fo:font-style="normal" fo:font-weight="normal"/>
    </style:style>
    <style:style style:name="T2" style:family="text">
      <style:text-properties fo:font-variant="normal" fo:text-transform="none" fo:color="#3d464d" style:font-name="Source Serif Pro" fo:font-size="13.5pt" fo:letter-spacing="normal" fo:font-style="normal" fo:font-weight="normal" loext:padding="0cm" loext:border="none"/>
    </style:style>
    <style:style style:name="T3" style:family="text">
      <style:text-properties fo:font-variant="normal" fo:text-transform="none" fo:color="#3d464d" style:font-name="Source Serif Pro" fo:font-size="13.5pt" fo:letter-spacing="normal" fo:font-style="normal" fo:font-weight="normal" fo:background-color="#f0f3f5" loext:char-shading-value="0"/>
    </style:style>
    <style:style style:name="T4" style:family="text">
      <style:text-properties fo:font-variant="normal" fo:text-transform="none" fo:color="#3d464d" style:font-name="Source Serif Pro" fo:font-size="13.5pt" fo:letter-spacing="normal" fo:font-style="normal" fo:font-weight="normal" fo:background-color="#f0f3f5" loext:char-shading-value="0" style:font-weight-asian="bold" style:font-weight-complex="bold"/>
    </style:style>
    <style:style style:name="T5" style:family="text">
      <style:text-properties fo:font-variant="normal" fo:text-transform="none" fo:color="#3d464d" style:font-name="Source Serif Pro" fo:font-size="13.5pt" fo:letter-spacing="normal" fo:font-style="normal" fo:font-weight="normal" style:font-weight-asian="bold" style:font-weight-complex="bold"/>
    </style:style>
    <style:style style:name="T6" style:family="text">
      <style:text-properties fo:font-variant="normal" fo:text-transform="none" fo:color="#3d464d" style:font-name="Source Serif Pro" fo:font-size="13.5pt" fo:letter-spacing="normal" fo:font-style="normal" fo:font-weight="normal" officeooo:rsid="0010d4ba" style:font-weight-asian="bold" style:font-weight-complex="bold" loext:padding="0cm" loext:border="none"/>
    </style:style>
    <style:style style:name="T7" style:family="text">
      <style:text-properties fo:font-variant="normal" fo:text-transform="none" fo:color="#3d464d" style:font-name="Open Sans" fo:letter-spacing="normal" fo:font-style="normal" fo:font-weight="bold" loext:padding="0cm" loext:border="none"/>
    </style:style>
    <style:style style:name="T8" style:family="text">
      <style:text-properties fo:font-variant="normal" fo:text-transform="none" fo:color="#3d464d" style:font-name="Open Sans" fo:font-size="13.5pt" fo:letter-spacing="normal" fo:font-style="normal" fo:font-weight="bold" officeooo:rsid="0010d4ba" style:font-weight-asian="normal" style:font-weight-complex="normal" loext:padding="0cm" loext:border="none"/>
    </style:style>
    <style:style style:name="T9" style:family="text">
      <style:text-properties fo:font-variant="normal" fo:text-transform="none" fo:color="#3d464d" style:font-name="Consolas" fo:font-size="13.5pt" fo:letter-spacing="normal" fo:font-style="normal" fo:font-weight="normal" loext:padding="0cm" loext:border="none"/>
    </style:style>
    <style:style style:name="T10" style:family="text">
      <style:text-properties fo:font-variant="normal" fo:text-transform="none" fo:color="#3d464d" style:font-name="Consolas" fo:font-size="13.5pt" fo:letter-spacing="normal" fo:font-style="normal" fo:font-weight="normal" officeooo:rsid="0010d4ba" style:font-weight-asian="bold" style:font-weight-complex="bold" loext:padding="0cm" loext:border="none"/>
    </style:style>
    <style:style style:name="T11" style:family="text">
      <style:text-properties fo:font-variant="normal" fo:text-transform="none" fo:color="#0077aa" style:font-name="Consolas" fo:font-size="13.5pt" fo:letter-spacing="normal" fo:font-style="normal" fo:font-weight="normal" loext:padding="0cm" loext:border="none"/>
    </style:style>
    <style:style style:name="T12" style:family="text">
      <style:text-properties fo:font-variant="normal" fo:text-transform="none" fo:color="#0077aa" style:font-name="Consolas" fo:font-size="13.5pt" fo:letter-spacing="normal" fo:font-style="normal" fo:font-weight="normal" officeooo:rsid="0010d4ba" style:font-weight-asian="bold" style:font-weight-complex="bold" loext:padding="0cm" loext:border="none"/>
    </style:style>
    <style:style style:name="T13" style:family="text">
      <style:text-properties fo:font-variant="normal" fo:text-transform="none" fo:color="#999999" style:font-name="Consolas" fo:font-size="13.5pt" fo:letter-spacing="normal" fo:font-style="normal" fo:font-weight="normal" loext:padding="0cm" loext:border="none"/>
    </style:style>
    <style:style style:name="T14" style:family="text">
      <style:text-properties fo:font-variant="normal" fo:text-transform="none" fo:color="#999999" style:font-name="Consolas" fo:font-size="13.5pt" fo:letter-spacing="normal" fo:font-style="normal" fo:font-weight="normal" officeooo:rsid="0010d4ba" loext:padding="0cm" loext:border="none"/>
    </style:style>
    <style:style style:name="T15" style:family="text">
      <style:text-properties fo:font-variant="normal" fo:text-transform="none" fo:color="#999999" style:font-name="Consolas" fo:font-size="13.5pt" fo:letter-spacing="normal" fo:font-style="normal" fo:font-weight="normal" officeooo:rsid="0010d4ba" style:font-weight-asian="bold" style:font-weight-complex="bold" loext:padding="0cm" loext:border="none"/>
    </style:style>
    <style:style style:name="T16" style:family="text">
      <style:text-properties fo:font-variant="normal" fo:text-transform="none" fo:color="#999999" style:font-name="Consolas" fo:font-size="13.5pt" fo:letter-spacing="normal" fo:font-style="normal" fo:font-weight="normal" officeooo:rsid="0010d4ba" style:font-weight-asian="normal" style:font-weight-complex="normal" loext:padding="0cm" loext:border="none"/>
    </style:style>
    <style:style style:name="T17" style:family="text">
      <style:text-properties fo:font-variant="normal" fo:text-transform="none" fo:color="#999999" style:font-name="Consolas" fo:font-size="13.5pt" fo:letter-spacing="normal" fo:font-style="normal" officeooo:rsid="0010d4ba" loext:padding="0cm" loext:border="none"/>
    </style:style>
    <style:style style:name="T18" style:family="text">
      <style:text-properties fo:font-variant="normal" fo:text-transform="none" fo:color="#999999" style:font-name="Consolas" fo:font-size="13.5pt" fo:letter-spacing="normal" fo:font-style="normal" fo:font-weight="bold" officeooo:rsid="0010d4ba" style:font-weight-asian="bold" style:font-weight-complex="bold" loext:padding="0cm" loext:border="none"/>
    </style:style>
    <style:style style:name="T19" style:family="text">
      <style:text-properties fo:font-variant="normal" fo:text-transform="none" fo:color="#669900" style:font-name="Consolas" fo:font-size="13.5pt" fo:letter-spacing="normal" fo:font-style="normal" fo:font-weight="normal" loext:padding="0cm" loext:border="none"/>
    </style:style>
    <style:style style:name="T20" style:family="text">
      <style:text-properties fo:font-variant="normal" fo:text-transform="none" fo:color="#669900" style:font-name="Consolas" fo:font-size="13.5pt" fo:letter-spacing="normal" fo:font-style="normal" fo:font-weight="normal" officeooo:rsid="0010d4ba" style:font-weight-asian="bold" style:font-weight-complex="bold" loext:padding="0cm" loext:border="none"/>
    </style:style>
    <style:style style:name="T21" style:family="text">
      <style:text-properties fo:font-variant="normal" fo:text-transform="none" fo:color="#990055" style:font-name="Consolas" fo:font-size="13.5pt" fo:letter-spacing="normal" fo:font-style="normal" fo:font-weight="normal" loext:padding="0cm" loext:border="none"/>
    </style:style>
    <style:style style:name="T22" style:family="text">
      <style:text-properties fo:font-variant="normal" fo:text-transform="none" fo:color="#a67f59" style:font-name="Consolas" fo:font-size="13.5pt" fo:letter-spacing="normal" fo:font-style="normal" fo:font-weight="normal" loext:padding="0cm" loext:border="none"/>
    </style:style>
    <style:style style:name="T2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hine Learning: Introdução a algoritmos não supervisionados</text:p>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26"><text:a xlink:type="simple" xlink:href="#__RefHeading___Toc344_1561595706" text:style-name="Index_20_Link" text:visited-style-name="Index_20_Link">AULA 01 - Conhecendo os dados<text:tab/>1</text:a></text:p>
          <text:p text:style-name="P31"><text:a xlink:type="simple" xlink:href="#__RefHeading___Toc346_1561595706" text:style-name="Index_20_Link" text:visited-style-name="Index_20_Link">Preparando o ambiente<text:tab/>1</text:a></text:p>
        </text:index-body>
      </text:table-of-content>
      <text:p text:style-name="Standard"/>
      <text:p text:style-name="Standard"/>
      <text:h text:style-name="Heading_20_1" text:outline-level="1"><text:bookmark-start text:name="__RefHeading___Toc344_1561595706"/>AULA 01 - <text:s/>Conhecendo os dados<text:bookmark-end text:name="__RefHeading___Toc344_1561595706"/></text:h>
      <text:p text:style-name="P24"/>
      <text:h text:style-name="Heading_20_2" text:outline-level="2"><text:bookmark-start text:name="__RefHeading___Toc346_1561595706"/>Preparando o ambiente<text:bookmark-end text:name="__RefHeading___Toc346_1561595706"/></text:h>
      <text:p text:style-name="P25"/>
      <text:p text:style-name="P10"><text:span text:style-name="T1">Meu nome é Yuri Matheus e neste curso, vamos agrupar os dados utilizando algoritmos não supervisionados da biblioteca </text:span><text:a xlink:type="simple" xlink:href="https://scikit-learn.org/stable/" office:target-frame-name="_blank" xlink:show="new" text:style-name="Internet_20_link" text:visited-style-name="Visited_20_Internet_20_Link"><text:span text:style-name="T2">sklearn</text:span></text:a><text:span text:style-name="T1">.</text:span></text:p>
      <text:p text:style-name="P10"><text:a xlink:type="simple" xlink:href="https://github.com/alura-cursos/machine-learning-algoritmos-nao-supervisionados/blob/master/movies.csv" office:target-frame-name="_blank" xlink:show="new" text:style-name="Internet_20_link" text:visited-style-name="Visited_20_Internet_20_Link"><text:span text:style-name="T2">Neste link, você encontra o material com os dados que vamos analisar neste curso.</text:span></text:a></text:p>
      <text:p text:style-name="P2"/>
      <text:p text:style-name="P2"><text:bookmark-start text:name="__RefHeading___Toc336_1561595706"/>Ambiente de análise<text:bookmark-end text:name="__RefHeading___Toc336_1561595706"/></text:p>
      <text:p text:style-name="P10"><text:span text:style-name="T1">Neste curso, usaremos uma ferramenta do Google chamada </text:span><text:a xlink:type="simple" xlink:href="https://colab.research.google.com/notebooks/welcome.ipynb" office:target-frame-name="_blank" xlink:show="new" text:style-name="Internet_20_link" text:visited-style-name="Visited_20_Internet_20_Link"><text:span text:style-name="T2">Colaboratory</text:span></text:a><text:span text:style-name="T1"> , que é um Jupyter notebook que não requer configuração para usar.</text:span></text:p>
      <text:p text:style-name="P2"/>
      <text:p text:style-name="P2"><text:bookmark-start text:name="__RefHeading___Toc338_1561595706"/>Colaboratory<text:bookmark-end text:name="__RefHeading___Toc338_1561595706"/></text:p>
      <text:p text:style-name="P10"><text:span text:style-name="T1">Para usar este ambiente, é necessário ter uma conta </text:span><text:span text:style-name="Strong_20_Emphasis"><text:span text:style-name="T2">gmail</text:span></text:span><text:span text:style-name="T1">, pois todo notebook ficará armazenado no seu Google Drive. </text:span><text:a xlink:type="simple" xlink:href="https://accounts.google.com/signup/v2/webcreateaccount?flowName=GlifWebSignIn&amp;flowEntry=SignUp" office:target-frame-name="_blank" xlink:show="new" text:style-name="Internet_20_link" text:visited-style-name="Visited_20_Internet_20_Link"><text:span text:style-name="T2">Caso não tenha um gmail, faça o seu clicando neste link.</text:span></text:a></text:p>
      <text:p text:style-name="P2"/>
      <text:p text:style-name="P2"><text:bookmark-start text:name="__RefHeading___Toc340_1561595706"/>Informações importantes sobre o Colaboratory<text:bookmark-end text:name="__RefHeading___Toc340_1561595706"/></text:p>
      <text:list xml:id="list3178947401" text:style-name="L1">
        <text:list-item>
          <text:p text:style-name="P7">O código do seu notebook é executado em uma máquina virtual dedicada à sua conta. As máquinas virtuais são recicladas por um determinado tempo ocioso ou caso a janela seja finalizada.</text:p>
        </text:list-item>
        <text:list-item>
          <text:p text:style-name="P11"><text:span text:style-name="T1">Para restaurar seu notebook, talvez seja necessário refazer o upload do seu arquivo csv e executar as opções </text:span><text:span text:style-name="Source_20_Text"><text:span text:style-name="T3">Runtime</text:span></text:span><text:span text:style-name="T1"> e </text:span><text:span text:style-name="Source_20_Text"><text:span text:style-name="T3">Restart and run all...</text:span></text:span></text:p>
        </text:list-item>
      </text:list>
      <text:p text:style-name="P2"/>
      <text:p text:style-name="P2"><text:bookmark-start text:name="__RefHeading___Toc342_1561595706"/>Posso usar outro ambiente Jupyter notebook para realizar este curso?<text:bookmark-end text:name="__RefHeading___Toc342_1561595706"/></text:p>
      <text:p text:style-name="P10"><text:soft-page-break/><text:span text:style-name="T1">Sim, sem problemas. Caso queira utilizar o </text:span><text:a xlink:type="simple" xlink:href="https://www.anaconda.com/download" office:target-frame-name="_blank" xlink:show="new" text:style-name="Internet_20_link" text:visited-style-name="Visited_20_Internet_20_Link"><text:span text:style-name="T2">Anaconda</text:span></text:a><text:span text:style-name="T1"> visto no curso de </text:span><text:a xlink:type="simple" xlink:href="https://cursos.alura.com.br/course/introducao-python-pandas" office:target-frame-name="_blank" xlink:show="new" text:style-name="Internet_20_link" text:visited-style-name="Visited_20_Internet_20_Link"><text:span text:style-name="T2">pandas</text:span></text:a><text:span text:style-name="T1"> por exemplo você também pode.</text:span></text:p>
      <text:p text:style-name="P25"/>
      <text:h text:style-name="Heading_20_2" text:outline-level="2">Conhecendo o dataset</text:h>
      <text:p text:style-name="P1">Nós fomos chamados para criar um sistema de recomendação para uma empresa de streaming de filmes. Geralmente, gostamos de assistir coisas parecidas - se assistimos muitos filmes de comédia, é natural que nos sejam recomendados outros filmes de comédia, ou de gêneros próximos a esse (comédia romântica, por exemplo).</text:p>
      <text:p text:style-name="P13">Construiremos nosso sistema trabalhando com o Python. Para evitarmos problemas de instalação, utilizaremos o serviço Google Colaboratory. Teremos uma atividade extra explicando como criar uma conta na plataforma e o seu primeiro notebook Python.</text:p>
      <text:p text:style-name="P13">No Colaboratory, clicaremos em "File &gt; New Python 3 Notebook", e será aberta uma nova aba na qual poderemos trabalhar. Nomearemos o título para "filmes.ipynb".</text:p>
      <text:p text:style-name="P13">Nas células do notebook, podemos escrever códigos Python - por exemplo, print olá mundo. Para executar, basta pressionar Ctrl + Enter ou clicar no botão play à esquerda. Após a execução, o "Olá mundo" será exibido.</text:p>
      <text:p text:style-name="P13">Já sabemos a infraestrutura que iremos utilizar, agora faltam os dados propriamente ditos. Separamos um dataset com mais de 9.743 filmes organizados com movieId, title e genres (os gêneros, por exemplo aventura, ação, comédia, entre outros).</text:p>
      <text:p text:style-name="P13">Para abrirmos esse dataset no notebook Python, utilizaremos o Pandas, uma ferramenta muito utilizada no mundo da análise de dados e de Machine Learning. Inclusive, existem cursos aqui na Alura sobre essa ferramenta. Primeiramente, teremos que importá-la. Quando trabalhamos com o pandas, é uma convenção dar um apelido para ele - nesse caso, usaremos import pandas as pd.</text:p>
      <text:p text:style-name="P13">Se executarmos essa célula com Shift + Enter, o notebook automaticamente criará uma nova célula para trabalharmos. Agora queremos ler o nosso dataset, o que faremos com pd.read_csv(), já que nosso conjunto de dados é um arquivo CSV. Passaremos, então, o caminho para o arquivo.</text:p>
      <text:p text:style-name="P6"><text:soft-page-break/><text:span text:style-name="T1">Caso não tenha acessado o dataset na atividade anterior você pode acessar diretamente </text:span><text:a xlink:type="simple" xlink:href="https://github.com/alura-cursos/machine-learning-algoritmos-nao-supervisionados/blob/master/movies.csv" office:target-frame-name="_blank" xlink:show="new" text:style-name="Internet_20_link" text:visited-style-name="Visited_20_Internet_20_Link"><text:span text:style-name="T2">por este link</text:span></text:a><text:span text:style-name="T1">.</text:span></text:p>
      <text:p text:style-name="P13">Porém, temos que tomar cuidado com um detalhe: o Github converte automaticamente o CSV para uma tabela, e queremos acessar o arquivo puro ("cru"). Para isso, clicaremos no botão "raw" e copiaremos a URI que aparece na barra de endereços.</text:p>
      <text:p text:style-name="P13">Colaremos essa URI no corpo da função e executaremos a célula com Ctrl + Enter. O Pandas nos devolverá um dataframe, que é a estrutura de dados na qual o Pandas trabalha.</text:p>
      <text:p text:style-name="P13">Faremos agora algumas otimizações. Passar uma URI diretamente como parâmetro pode gerar alguns problemas no futuro, afinal, essa URI pode mudar e podem existir diversos pontos de alteração no código utilizando essa mesma URI. Portanto, uma boa prática é, ao invés de passarmos a string diretamente, extraí-la para uma variável - no caso, uri_filmes.</text:p>
      <text:p text:style-name="P13">Passaremos essa variável para a função e executaremos novamente o código, que continuará funcionando. O ponto positivo é que se essa URI for alterada, só será necessário corrigir um trecho do nosso código.</text:p>
      <text:p text:style-name="P13">Também temos que nos atentar a outro ponto: não estamos guardando o dataframe do pandas em nenhum lugar, o que pode atrapalhar nosso trabalho com ele no futuro. Portanto, faremos com que o retorno da função read_csv(uri_filmes) seja uma variável filmes.</text:p>
      <text:p text:style-name="P13">O Pandas tenta exibir na tela o começo e o fim do dataframe. Para facilitarmos essa visualização, utilizaremos filmes.head() para que ele mostre apenas os 5 primeiros filmes desse dataframe, e executaremos com Ctrl + Enter.</text:p>
      <text:p text:style-name="P13">Nesse dataframe, temos três colunas com nomes em inglês: movieId, title e genres. Se você gosta de trabalhar e escrever códigos em inglês, não tem problema. No entanto, eu gosto de trabalhar com os nomes em português, e por isso traduzirei as colunas desse dataframe.</text:p>
      <text:p text:style-name="P13">Para isso, faremos filmes.columns e utilizaremos os colchetes para atribuir novos valores a essas colunas - respectivamente, filmeId, titulo e generos. Quando executarmos esse código com Ctrl + Enter, as colunas serão atualizadas com os novos nomes.</text:p>
      <text:p text:style-name="P13"><text:soft-page-break/>Esse primeiro vídeo foi somente para começarmos a trabalhar com esse dataset de filmes e darmos uma olhada na sua estrutura. No próximo vídeo, faremos algumas modificações que nos ajudarão a treinar um modelo de recomendação. Até lá!</text:p>
      <text:h text:style-name="Heading_20_2" text:outline-level="2"><text:line-break/><text:span text:style-name="T7">Extraindo os dummies</text:span></text:h>
      <text:p text:style-name="P1">Já importamos nosso dataframe por meio da URI e renomeamos as suas colunas. Agora, vamos continuar explorando esses dados. Perceba que temos uma coluna muito especial, chamada generos, que será utilizada para agruparmos filmes parecidos.</text:p>
      <text:p text:style-name="P13">Observe, por exemplo, os dois primeiros filmes da lista, que são Toy Story e Jumanji. Será que Toy Story é um filme de terror? Analisando os gêneros na coluna específica, temos Adventure, Animation, Children, Comedy e Fantasy. Toy Story não é um filme de terror, mas e Jumanji? Vamos repetir o processo: temos Aventura, Children e Fantasy. Ou seja, também não é um filme de terror.</text:p>
      <text:p text:style-name="P13">Porém, existe um problema em trabalharmos dessa forma. Primeiro, fica um pouco difícil de identificarmos as características de determinado filme. Além disso, todo filme tem uma característica mais marcante do que as outras. Por exemplo, Toy Story é um filme infantil, da mesma forma que Jumanji, mas é uma animação, enquanto Jumanji não é.</text:p>
      <text:p text:style-name="P13">Como conseguimos saber quais desses gêneros influencia mais cada filme? Vamos analisar nossos dois filmes:</text:p>
      <text:list xml:id="list29690588" text:style-name="L2">
        <text:list-item>
          <text:p text:style-name="P8">Toy Story - Adventure | Animation | Children | Comedy | Fantasy</text:p>
        </text:list-item>
        <text:list-item>
          <text:p text:style-name="P14">Jumanji - Adventure | Children | Fantasy</text:p>
        </text:list-item>
      </text:list>
      <text:p text:style-name="P13">Estamos trabalhando com duas colunas: o nome do filme e o gênero dele. Com isso, estamos fazendo uma pergunta binária: existe terror na coluna "generos" de Toy Story?</text:p>
      <text:p text:style-name="P13">Dessa forma, podemos criar colunas para cada um desses gêneros no dataframe, e populá-las com um dado binário: 0 ou 1, não ou sim. Por exemplo, como Toy Story é um filme de Aventura, pode ser marcado com 1 na coluna Adventure. Da mesma forma, todos os outros gêneros aos quais Toy Story pertence seriam marcados com 1.</text:p>
      <text:p text:style-name="P13"><text:soft-page-break/>No caso de Jumanji, as colunas Aventure, Children e Fantasy seriam marcadas com 1, mas Animation e Comedy seriam marcadas com 0. Assim, conseguiremos ter uma resposta mais direta quando perguntamos se um filme pertence ou não a um gênero. Esse processo é muito comum em análise de dados, principalmente quando estamos trabalhando com variáveis categóricas - aquelas que categorizam de alguma forma o nosso dado.</text:p>
      <text:p text:style-name="P13">Se é um processo comum, podemos estimar que existe alguma implementação na biblioteca do Pandas, certo? De volta ao nosso notebook, pegaremos a coluna generos do nosso dataframe com filmes.generos. Se apertarmos Ctrl + Enter, veremos o retorno desse comando, que é uma series contendo somente a coluna generos do dataframe.</text:p>
      <text:p text:style-name="P13">Com filmes.generos.str.get_dummies(), o pandas pegará os dummies dessa series a partir de suas strings e retornará um novo dataframe. Nele, teremos diversas colunas representando cada gênero. Como podemos ver, o primeiro filme da lista está marcado com 1 nos gêneros Adventure, Animation, Children e Fantasy, e com 0 em todo o resto.</text:p>
      <text:p text:style-name="P13">Guardaremos esse dataframe em uma variável generos. Para facilitarmos nosso trabalho, juntaremos (concatenaremos) os dois dataframes em um só. Para isso, usaremos pd.concat(), passando como parâmetro uma lista com os dois dataframes (filmes e generos) e uma instrução para agrupá-los um embaixo do outro ou um do lado do outro. Nesse caso, queremos os dataframes lado a lado, por isso passaremos o parâmetro nomeado axis=1. O retorno será armazenado na variável dados_dos_filmes.</text:p>
      <text:p text:style-name="P13">Chamando dados_dos_filmes.head(), os cinco primeiros elementos desse novo dataframe, concatenando os dois anteriores, serão impressos na tela. Com isso, conseguimos facilitar a análise do conjunto de dados.</text:p>
      <text:p text:style-name="P13">Mas ainda falta algo, certo? Nós vimos que Toy Story tem uma característica que o diferencia bem de Jumanji, que é o fato dele ser uma animação. Portanto, parece que alguns desses gêneros pesam um pouco mais na sua categorização. Isso é um fator importante para nosso sistema de recomendação, afinal, uma pessoa pode gostar muito de filmes infantis, mas não de animação, ou gostar muito de <text:soft-page-break/>animações, mas não de filmes infantis. Como conseguiremos analisar esses pesos se no nosso dataframe temos apenas 0 e 1?</text:p>
      <text:h text:style-name="Heading_20_2" text:outline-level="2"><text:line-break/><text:span text:style-name="T7">Pegando os Dummies</text:span></text:h>
      <text:p text:style-name="Text_20_body"><text:span text:style-name="T1">Temos um </text:span><text:span text:style-name="Source_20_Text"><text:span text:style-name="T3">Dataframe</text:span></text:span><text:span text:style-name="T1"> de livros com uma coluna cheia de variáveis categóricas.</text:span></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18">Título</text:p>
            </table:table-cell>
            <table:table-cell table:style-name="Tabela1.A1" office:value-type="string">
              <text:p text:style-name="P18">Autor</text:p>
            </table:table-cell>
            <table:table-cell table:style-name="Tabela1.A1" office:value-type="string">
              <text:p text:style-name="P18">Gênero</text:p>
            </table:table-cell>
          </table:table-row>
        </table:table-header-rows>
        <table:table-row>
          <table:table-cell table:style-name="Tabela1.A1" office:value-type="string">
            <text:p text:style-name="P33">Harry Potter</text:p>
          </table:table-cell>
          <table:table-cell table:style-name="Tabela1.A1" office:value-type="string">
            <text:p text:style-name="P33">J. K. Rowling</text:p>
          </table:table-cell>
          <table:table-cell table:style-name="Tabela1.A1" office:value-type="string">
            <text:p text:style-name="P33">Fantasia</text:p>
          </table:table-cell>
        </table:table-row>
        <table:table-row>
          <table:table-cell table:style-name="Tabela1.A1" office:value-type="string">
            <text:p text:style-name="P33">Alice no País das Maravilhas</text:p>
          </table:table-cell>
          <table:table-cell table:style-name="Tabela1.A1" office:value-type="string">
            <text:p text:style-name="P33">Lewis Carroll</text:p>
          </table:table-cell>
          <table:table-cell table:style-name="Tabela1.A1" office:value-type="string">
            <text:p text:style-name="P33">Infantil</text:p>
          </table:table-cell>
        </table:table-row>
        <table:table-row>
          <table:table-cell table:style-name="Tabela1.A1" office:value-type="string">
            <text:p text:style-name="P33">As Crônicas de Nárnia</text:p>
          </table:table-cell>
          <table:table-cell table:style-name="Tabela1.A1" office:value-type="string">
            <text:p text:style-name="P33">C. S. Lewis</text:p>
          </table:table-cell>
          <table:table-cell table:style-name="Tabela1.A1" office:value-type="string">
            <text:p text:style-name="P32">Fantasia</text:p>
          </table:table-cell>
        </table:table-row>
      </table:table>
      <text:p text:style-name="P13">O que podemos fazer para extrair as variáveis categóricas dessa coluna?</text:p>
      <text:p text:style-name="P3">Podemos utilizar o pandas para extrair os dummies das colunas. Com isso, cada gênero será representado como uma coluna binária, na qual 0 significa que não possui o gênero e 1 que o possui.<text:line-break/><text:line-break/></text:p>
      <text:h text:style-name="Heading_20_2" text:outline-level="2">Escalando os dados</text:h>
      <text:p text:style-name="Text_20_body"><text:line-break/><text:span text:style-name="T1">Nesta aula o instrutor diz que ao realizar o StandardScale, encontramos a categoria de maior relevância para cada um dos filmes.</text:span></text:p>
      <text:list xml:id="list1202592252" text:style-name="L3">
        <text:list-header>
          <text:p text:style-name="P22">Na realidade esta informação não é verdadeira, com as informações contidas no dataset não conseguimos afirmar qual gênero é mais relevante aos respectivos filmes.</text:p>
          <text:p text:style-name="P22">Aplicar o StandardScale ou outra padronização nos dados, quando features apresentam escalas diferentes é uma boa pratica, pois alguns algoritmos como K-MEANS, PCA, SVM e outros... São afetados pela diferença de escala entre as features. Para exemplificar, imagine o mesmo problema em clusterização de filmes, porém analisando duas features, tempo e custo. O tempo geralmente varia de 90 a 180 minutos o custo na casa dos milhões de dólares, realizar a padronização faz com que esses valores tenham escalas relativamente próxima e não impacte negativamente seu algoritmo de ML.</text:p>
          <text:p text:style-name="P20"><text:soft-page-break/><text:span text:style-name="T1">Como os dados são binários o k-means deve até ser evitado, para esse caso a distancia Euclidiana não trás um significado real, visto que o espaço dimensional dos dados passa a ser discreto e sem uma origem natural. Para esse problema você poderia transformar os gêneros em dados categóricos e aplicar variações do k-means conhecida como k-modes, introduzidas no paper de Zhexue Huang (</text:span><text:a xlink:type="simple" xlink:href="https://arxiv.org/ftp/cs/papers/0603/0603120.pdf" office:target-frame-name="_blank" xlink:show="new" text:style-name="Internet_20_link" text:visited-style-name="Visited_20_Internet_20_Link"><text:span text:style-name="T2">https://arxiv.org/ftp/cs/papers/0603/0603120.pdf</text:span></text:a><text:span text:style-name="T1">).</text:span></text:p>
        </text:list-header>
      </text:list>
      <text:list xml:id="list3148374248" text:style-name="L4">
        <text:list-item>
          <text:p text:style-name="P15">Transcrição</text:p>
        </text:list-item>
      </text:list>
      <text:p text:style-name="P13">Já conseguimos extrair os dummies do nosso dataframe, e agora queremos escalar de algum modo esses gêneros para que eles nos passem mais informações.</text:p>
      <text:p text:style-name="P13">Por exemplo, Toy Story é um filme com os gêneros de animação, infantil e comédia. Porém, podemos afirmar que ele é muito mais um filme infantil e de animação do que um de comédia. Mas nesse caso, já sabemos disso pois conhecemos o filme, além de que nossos dados são binários e apenas informam se o filme pertence ou não a determinado gênero.</text:p>
      <text:p text:style-name="P13">Queremos então entender quais dessas características influenciam mais em cada um dos filmes. Um jeito de fazermos isso é utilizando valores que não são somente 0 e 1, escalando esses dados de alguma forma - por exemplo, com uma escala de 0 a 10, na qual 10 significa que determinada característica é muito marcante no filme, e 0 significa que não é marcante.</text:p>
      <text:p text:style-name="P13">Sendo assim, para Toy Story, a categoria animação receberia o valor 10, e comédia o valor 5. Com isso, estaríamos atribuindo mais significado para a variável categórica com a qual estamos trabalhando. Mas como faremos isso?</text:p>
      <text:p text:style-name="P13">Nessa primeira parte, estamos pré-processando o nosso dataframe para conseguirmos trabalhar com ele futuramente - por exemplo, criando modelos de machine learning para agrupar e recomendar os filmes de alguma forma. Nosso objetivo atualmente é reescalar os dados de 0 a 10, mas essa escala poderia ter qualquer valor ("de N a N").</text:p>
      <text:p text:style-name="P13">Como escalar dados é algo comum, também existe uma biblioteca muito utilizada em machine learning e análise de dados, chamada SKLearn. Nela, temos o pacote de pré-processamento, chamado de sklearn.preprocessing. Dessa biblioteca, importaremos o escalador padrão (StandardScaler).</text:p>
      <text:p text:style-name="P13"><text:soft-page-break/>Em seguida, vamos instanciar um objeto StandardScaler(), que retornará o nosso scaler. Utilizaremos scaler.fit_transform(), passando os gêneros como parâmetro, para que esse escalador aprenda com os dados e os transforme. Como retorno, teremos nossos generos_escalados. Chamaremos então generos_escalados para que eles sejam impressos na tela.</text:p>
      <text:p text:style-name="P13">Receberemos uma mensagem de aviso informando que variáveis do tipo inteiro estão sendo convertidas para variáveis de ponto flutuante. Entretanto, o que mais nos interessa é a devolução, que é um array do Numpy (outra biblioteca muito utilizada em machine learning e análise de dados).</text:p>
      <text:p text:style-name="P13">Esse array possui diversos valores diferentes de 0 e 1, por exemplo, -0.0591 e 2.08. Dessa forma, conseguimos escalar os dados de forma que seja possível identificar quais gêneros influenciam mais em cada filme. Mas será que perdemos dados nesse processo? Com generos_escalados.shape, conseguimos verificar que continuamos com a mesma quantidade de filmes (9742) e gêneros (20 colunas).</text:p>
      <text:p text:style-name="P13">No próximo vídeo, começaremos a agrupar esses dados. Até lá!</text:p>
      <text:h text:style-name="Heading_20_2" text:outline-level="2"/>
      <text:p text:style-name="Text_20_body"><text:span text:style-name="T1">Vamos começar importando o </text:span><text:span text:style-name="Source_20_Text"><text:span text:style-name="T3">pandas</text:span></text:span><text:span text:style-name="T1">. Para isso, vamos criar uma célula no colaboratory e digitar o código:</text:span></text:p>
      <text:p text:style-name="P27"><text:span text:style-name="Source_20_Text"><text:span text:style-name="T11">import</text:span></text:span><text:span text:style-name="Source_20_Text"><text:span text:style-name="T9"> pandas </text:span></text:span><text:span text:style-name="Source_20_Text"><text:span text:style-name="T11">as</text:span></text:span><text:span text:style-name="Source_20_Text"><text:span text:style-name="T9"> pd</text:span></text:span></text:p>
      <text:p text:style-name="P6"><text:span text:style-name="T1">Com o </text:span><text:span text:style-name="Source_20_Text"><text:span text:style-name="T3">pandas</text:span></text:span><text:span text:style-name="T1"> importado, vamos buscar os dados dos filmes pela URI e renomear as colunas do </text:span><text:span text:style-name="Source_20_Text"><text:span text:style-name="T3">Dataframe</text:span></text:span><text:span text:style-name="T1">:</text:span></text:p>
      <text:p text:style-name="P27"><text:span text:style-name="Source_20_Text"><text:span text:style-name="T9">uri_filmes </text:span></text:span><text:span text:style-name="Source_20_Text"><text:span text:style-name="T13">=</text:span></text:span><text:span text:style-name="Source_20_Text"><text:span text:style-name="T9"> </text:span></text:span><text:span text:style-name="Source_20_Text"><text:span text:style-name="T19">'https://raw.githubusercontent.com/oyurimatheus/clusterirng/master/movies/movies.csv'</text:span></text:span></text:p>
      <text:p text:style-name="P27"><text:span text:style-name="Source_20_Text"><text:span text:style-name="T9">filmes </text:span></text:span><text:span text:style-name="Source_20_Text"><text:span text:style-name="T13">=</text:span></text:span><text:span text:style-name="Source_20_Text"><text:span text:style-name="T9"> pd</text:span></text:span><text:span text:style-name="Source_20_Text"><text:span text:style-name="T13">.</text:span></text:span><text:span text:style-name="Source_20_Text"><text:span text:style-name="T9">read_csv</text:span></text:span><text:span text:style-name="Source_20_Text"><text:span text:style-name="T13">(</text:span></text:span><text:span text:style-name="Source_20_Text"><text:span text:style-name="T9">uri_filmes</text:span></text:span><text:span text:style-name="Source_20_Text"><text:span text:style-name="T13">)</text:span></text:span></text:p>
      <text:p text:style-name="P29"/>
      <text:p text:style-name="P27"><text:span text:style-name="Source_20_Text"><text:span text:style-name="T9">filmes</text:span></text:span><text:span text:style-name="Source_20_Text"><text:span text:style-name="T13">.</text:span></text:span><text:span text:style-name="Source_20_Text"><text:span text:style-name="T9">columns </text:span></text:span><text:span text:style-name="Source_20_Text"><text:span text:style-name="T13">=</text:span></text:span><text:span text:style-name="Source_20_Text"><text:span text:style-name="T9"> </text:span></text:span><text:span text:style-name="Source_20_Text"><text:span text:style-name="T13">[</text:span></text:span><text:span text:style-name="Source_20_Text"><text:span text:style-name="T19">'filme_id'</text:span></text:span><text:span text:style-name="Source_20_Text"><text:span text:style-name="T13">,</text:span></text:span><text:span text:style-name="Source_20_Text"><text:span text:style-name="T9"> </text:span></text:span><text:span text:style-name="Source_20_Text"><text:span text:style-name="T19">'titulo'</text:span></text:span><text:span text:style-name="Source_20_Text"><text:span text:style-name="T13">,</text:span></text:span><text:span text:style-name="Source_20_Text"><text:span text:style-name="T9"> </text:span></text:span><text:span text:style-name="Source_20_Text"><text:span text:style-name="T19">'generos'</text:span></text:span><text:span text:style-name="Source_20_Text"><text:span text:style-name="T13">]</text:span></text:span></text:p>
      <text:p text:style-name="P6"><text:span text:style-name="T1">Podemos ver os cinco primeiros filmes invocando o método </text:span><text:span text:style-name="Source_20_Text"><text:span text:style-name="T3">head</text:span></text:span><text:span text:style-name="T1"> do </text:span><text:span text:style-name="Source_20_Text"><text:span text:style-name="T3">Dataframe</text:span></text:span><text:span text:style-name="T1"> de filmes:</text:span></text:p>
      <text:p text:style-name="P27"><text:span text:style-name="Source_20_Text"><text:span text:style-name="T9">filmes</text:span></text:span><text:span text:style-name="Source_20_Text"><text:span text:style-name="T13">.</text:span></text:span><text:span text:style-name="Source_20_Text"><text:span text:style-name="T9">head</text:span></text:span><text:span text:style-name="Source_20_Text"><text:span text:style-name="T13">()</text:span></text:span></text:p>
      <text:p text:style-name="P6"><text:soft-page-break/><text:span text:style-name="T1">Com isso, podemos extrair os dummies da coluna de gêneros. Logo, vamos falar para o nosso Dataframe de </text:span><text:span text:style-name="Source_20_Text"><text:span text:style-name="T3">filmes</text:span></text:span><text:span text:style-name="T1"> pegar a coluna gêneros como string (</text:span><text:span text:style-name="Source_20_Text"><text:span text:style-name="T3">str</text:span></text:span><text:span text:style-name="T1">) e pegar os dummies (</text:span><text:span text:style-name="Source_20_Text"><text:span text:style-name="T3">get_dummies</text:span></text:span><text:span text:style-name="T1">):</text:span></text:p>
      <text:p text:style-name="P27"><text:span text:style-name="Source_20_Text"><text:span text:style-name="T9">generos </text:span></text:span><text:span text:style-name="Source_20_Text"><text:span text:style-name="T13">=</text:span></text:span><text:span text:style-name="Source_20_Text"><text:span text:style-name="T9"> filmes</text:span></text:span><text:span text:style-name="Source_20_Text"><text:span text:style-name="T13">.</text:span></text:span><text:span text:style-name="Source_20_Text"><text:span text:style-name="T9">generos</text:span></text:span><text:span text:style-name="Source_20_Text"><text:span text:style-name="T13">.</text:span></text:span><text:span text:style-name="Source_20_Text"><text:span text:style-name="T9">str</text:span></text:span><text:span text:style-name="Source_20_Text"><text:span text:style-name="T13">.</text:span></text:span><text:span text:style-name="Source_20_Text"><text:span text:style-name="T9">get_dummies</text:span></text:span><text:span text:style-name="Source_20_Text"><text:span text:style-name="T13">()</text:span></text:span></text:p>
      <text:p text:style-name="P13">Isso retorna para gente um Dataframe com os dummies dos gêneros.</text:p>
      <text:p text:style-name="P6"><text:span text:style-name="T1">Podemos pegar este Dataframe e pedir para o </text:span><text:span text:style-name="Source_20_Text"><text:span text:style-name="T3">pandas</text:span></text:span><text:span text:style-name="T1">concatená-lo (</text:span><text:span text:style-name="Source_20_Text"><text:span text:style-name="T3">concat</text:span></text:span><text:span text:style-name="T1">) com o de </text:span><text:span text:style-name="Source_20_Text"><text:span text:style-name="T3">filmes</text:span></text:span><text:span text:style-name="T1"> com as colunas (</text:span><text:span text:style-name="Source_20_Text"><text:span text:style-name="T3">axis=1</text:span></text:span><text:span text:style-name="T1">).</text:span></text:p>
      <text:p text:style-name="P27"><text:span text:style-name="Source_20_Text"><text:span text:style-name="T9">dados_dos_filmes </text:span></text:span><text:span text:style-name="Source_20_Text"><text:span text:style-name="T13">=</text:span></text:span><text:span text:style-name="Source_20_Text"><text:span text:style-name="T9"> pd</text:span></text:span><text:span text:style-name="Source_20_Text"><text:span text:style-name="T13">.</text:span></text:span><text:span text:style-name="Source_20_Text"><text:span text:style-name="T9">concat</text:span></text:span><text:span text:style-name="Source_20_Text"><text:span text:style-name="T13">([</text:span></text:span><text:span text:style-name="Source_20_Text"><text:span text:style-name="T9">filmes</text:span></text:span><text:span text:style-name="Source_20_Text"><text:span text:style-name="T13">,</text:span></text:span><text:span text:style-name="Source_20_Text"><text:span text:style-name="T9"> generos</text:span></text:span><text:span text:style-name="Source_20_Text"><text:span text:style-name="T13">],</text:span></text:span><text:span text:style-name="Source_20_Text"><text:span text:style-name="T9"> axis</text:span></text:span><text:span text:style-name="Source_20_Text"><text:span text:style-name="T13">=</text:span></text:span><text:span text:style-name="Source_20_Text"><text:span text:style-name="T21">1</text:span></text:span><text:span text:style-name="Source_20_Text"><text:span text:style-name="T13">)</text:span></text:span></text:p>
      <text:p text:style-name="P6"><text:span text:style-name="T1">Conseguimos ver os cinco primeiros dados do novo Dataframe utilizando o mesmo método </text:span><text:span text:style-name="Source_20_Text"><text:span text:style-name="T3">head()</text:span></text:span><text:span text:style-name="T1">:</text:span></text:p>
      <text:p text:style-name="P27"><text:span text:style-name="Source_20_Text"><text:span text:style-name="T9">dados_dos_filmes</text:span></text:span><text:span text:style-name="Source_20_Text"><text:span text:style-name="T13">.</text:span></text:span><text:span text:style-name="Source_20_Text"><text:span text:style-name="T9">head</text:span></text:span><text:span text:style-name="Source_20_Text"><text:span text:style-name="T13">()</text:span></text:span><text:span text:style-name="Source_20_Text"><text:span text:style-name="T9"> <text:s text:c="3"/></text:span></text:span></text:p>
      <text:p text:style-name="P6"><text:span text:style-name="T1">Por fim, temos que reescalar os dummies para saber quais dos gêneros mais influenciam os filmes. Portanto, vamos importar o escalador da biblioteca </text:span><text:span text:style-name="Source_20_Text"><text:span text:style-name="T3">sklearn</text:span></text:span><text:span text:style-name="T1"> e criar um objeto a partir da classe </text:span><text:span text:style-name="Source_20_Text"><text:span text:style-name="T3">StandardScaler</text:span></text:span><text:span text:style-name="T1">:</text:span></text:p>
      <text:p text:style-name="P27"><text:span text:style-name="Source_20_Text"><text:span text:style-name="T11">from</text:span></text:span><text:span text:style-name="Source_20_Text"><text:span text:style-name="T9"> sklearn</text:span></text:span><text:span text:style-name="Source_20_Text"><text:span text:style-name="T13">.</text:span></text:span><text:span text:style-name="Source_20_Text"><text:span text:style-name="T9">preprocessing </text:span></text:span><text:span text:style-name="Source_20_Text"><text:span text:style-name="T11">import</text:span></text:span><text:span text:style-name="Source_20_Text"><text:span text:style-name="T9"> </text:span></text:span><text:span text:style-name="Source_20_Text"><text:span text:style-name="T22">StandardScaler</text:span></text:span></text:p>
      <text:p text:style-name="P29"/>
      <text:p text:style-name="P27"><text:span text:style-name="Source_20_Text"><text:span text:style-name="T9">scaler </text:span></text:span><text:span text:style-name="Source_20_Text"><text:span text:style-name="T13">=</text:span></text:span><text:span text:style-name="Source_20_Text"><text:span text:style-name="T9"> </text:span></text:span><text:span text:style-name="Source_20_Text"><text:span text:style-name="T22">StandardScaler</text:span></text:span><text:span text:style-name="Source_20_Text"><text:span text:style-name="T13">()</text:span></text:span></text:p>
      <text:p text:style-name="P6"><text:span text:style-name="T1">Vamos falar para o </text:span><text:span text:style-name="Source_20_Text"><text:span text:style-name="T3">scaler</text:span></text:span><text:span text:style-name="T1"> aprender com os dummies e transformá-los (</text:span><text:span text:style-name="Source_20_Text"><text:span text:style-name="T3">fit_transform</text:span></text:span><text:span text:style-name="T1">) para que dessa forma, tenhamos mais informações sobre como os gêneros influenciam o filme:</text:span></text:p>
      <text:p text:style-name="P27"><text:span text:style-name="Source_20_Text"><text:span text:style-name="T9">generos_escalados </text:span></text:span><text:span text:style-name="Source_20_Text"><text:span text:style-name="T13">=</text:span></text:span><text:span text:style-name="Source_20_Text"><text:span text:style-name="T9"> scaler</text:span></text:span><text:span text:style-name="Source_20_Text"><text:span text:style-name="T13">.</text:span></text:span><text:span text:style-name="Source_20_Text"><text:span text:style-name="T9">fit_transform</text:span></text:span><text:span text:style-name="Source_20_Text"><text:span text:style-name="T13">(</text:span></text:span><text:span text:style-name="Source_20_Text"><text:span text:style-name="T9">generos</text:span></text:span><text:span text:style-name="Source_20_Text"><text:span text:style-name="T13">)</text:span></text:span></text:p>
      <text:p text:style-name="P6"><text:span text:style-name="T1">Podemos ver os novos gêneros reescalados colocando a variável como última instrução no bloco do documento do </text:span><text:span text:style-name="Emphasis"><text:span text:style-name="T2">colaboratory</text:span></text:span><text:span text:style-name="T1">:</text:span></text:p>
      <text:p text:style-name="P27"><text:span text:style-name="Source_20_Text"><text:span text:style-name="T9">generos_escalados</text:span></text:span></text:p>
      <text:p text:style-name="Text_20_body"/>
      <text:p text:style-name="P1">Para pegar o código desta aula, basta seguir este link:</text:p>
      <text:p text:style-name="P6"><text:a xlink:type="simple" xlink:href="https://github.com/alura-cursos/machine-learning-algoritmos-nao-supervisionados/blob/master/aula01.ipynb" office:target-frame-name="_blank" xlink:show="new" text:style-name="Internet_20_link" text:visited-style-name="Visited_20_Internet_20_Link"><text:span text:style-name="T2">https://github.com/alura-cursos/machine-learning-algoritmos-nao-supervisionados/blob/master/aula01.ipynb</text:span></text:a></text:p>
      <text:p text:style-name="Text_20_body"/>
      <text:h text:style-name="Heading_20_2" text:outline-level="2">O que aprendemos?</text:h>
      <text:p text:style-name="P1">O que vimos nessa aula:</text:p>
      <text:list xml:id="list331012904" text:style-name="L7">
        <text:list-item>
          <text:p text:style-name="P9">O que são variáveis categóricas</text:p>
        </text:list-item>
        <text:list-item>
          <text:p text:style-name="P9">O que são e como extrair os dummies</text:p>
        </text:list-item>
        <text:list-item>
          <text:p text:style-name="P12"><text:span text:style-name="T1">Como importar um dataset pelo </text:span><text:span text:style-name="Source_20_Text"><text:span text:style-name="T3">pandas</text:span></text:span></text:p>
        </text:list-item>
        <text:list-item>
          <text:p text:style-name="P9"><text:soft-page-break/>Como concatenar dataframes</text:p>
        </text:list-item>
        <text:list-item>
          <text:p text:style-name="P17">Como reescalar os dados</text:p>
        </text:list-item>
      </text:list>
      <text:h text:style-name="P30" text:outline-level="2">KMeans</text:h>
      <text:h text:style-name="Heading_20_3" text:outline-level="3">Conhecendo o KMeans</text:h>
      <text:p text:style-name="P1">No último vídeo, conseguimos extrair os dummies da nossa coluna de gêneros e reescalamos esses gêneros para identificarmos quais são os que mais influenciam e os que menos influenciam em cada filme. Agora, falta agruparmos esses filmes de alguma forma.</text:p>
      <text:p text:style-name="P13">Mas como iremos decidir quais filmes colocar no mesmo grupo? Bom, podemos rodar o algoritmo e deixar que ele decida. Existem diversos algoritmos capazes de fazer esse tipo de agrupamento, também conhecido pelo termo "clusterização". Um dos mais conhecidos e utilizados é o KMeans, que já é implementado pela biblioteca SKLearn.</text:p>
      <text:p text:style-name="P13">Portanto, importaremos o KMeans do módulo de agrupamento do sklearn (sklearn.cluster), que contém diversos algoritmos do tipo. Agora, criaremos um modelo que recebe a instância do KMeans().</text:p>
      <text:p text:style-name="P13">Esse algoritmo colocará filmes parecidos nos mesmos grupos, e filmes diferentes em grupos diferentes. Então, por exemplo, ele deixaria Toy Story e Jumanji no mesmo, mas um filme de terror em outro grupo. Porém, para que esse algoritmo funcione, precisamos passar com quantos grupos ele irá trabalhar - isto é, qual o número de clusters (o parâmetro nomeado n_clusters). De início, vamos passar somente 3 grupos.</text:p>
      <text:p text:style-name="P6"><text:span text:style-name="T1">Com o nosso modelo já criado, precisamos treiná-lo de alguma forma. Faremos isso com o método modelo.fit(), passando generos_escalados como parâmetro. Em seguida, vamos imprimir os rótulos desses grupos na tela com </text:span><text:span text:style-name="Source_20_Text"><text:span text:style-name="T3">print('Grupos {}'.format(modelo.labels_))</text:span></text:span><text:span text:style-name="T1">.</text:span></text:p>
      <text:p text:style-name="P13">Executando essa célula, teremos como retorno "Grupos [1 1 2 ... 0 1 2]", que são os três primeiros e os três últimos valores do conjunto. Isso significa que Toy Story e Jumanji fazem parte do grupo 1, o terceiro filme na lista faz parte do grupo 2, e assim por diante.</text:p>
      <text:p text:style-name="P6"><text:span text:style-name="T1">Uma curiosidade: nós utilizamos o ".float" da string para fazermos essa formatação. Mas como estamos utilizando o Google Colaboratory, que usa o Python 3.6, podemos fazer essa formatação de outra maneira, usando o comando </text:span><text:span text:style-name="Source_20_Text"><text:span text:style-name="T3">print(f'Grupos {modelo.labels_}')</text:span></text:span><text:span text:style-name="T1">. O </text:span><text:soft-page-break/><text:span text:style-name="T1">resultado será o mesmo, pois o Python consegue fazer a interpolação desses valores.</text:span></text:p>
      <text:h text:style-name="Heading_20_3" text:outline-level="3">Entendendo como KMeans funciona</text:h>
      <text:p text:style-name="P1">Na última aula, nós importamos o KMeans do módulo cluster da biblioteca SKLearn, e criamos um modelo a partir deste algoritmo. Em seguida, fizemos com que o modelo aprendesse com os nossos dados e os agrupasse em três grupos, passando 3 como o número de clusters desejado.</text:p>
      <text:p text:style-name="P6"><text:span text:style-name="T1">Porém, ainda falta entendermos como o KMeans funciona de fato. O site </text:span><text:a xlink:type="simple" xlink:href="https://www.naftaliharris.com/blog/visualizing-k-means-clustering/" office:target-frame-name="_blank" xlink:show="new" text:style-name="Internet_20_link" text:visited-style-name="Visited_20_Internet_20_Link"><text:span text:style-name="T2">Naftali Harris</text:span></text:a><text:span text:style-name="T1"> pode nos ajudar, de forma interativa, a entender esse funcionamento.</text:span></text:p>
      <text:p text:style-name="P13">Primeiro temos que responder algumas perguntas. A primeira delas é "como o algoritmo irá escolher os centroides iniciais?". Clicaremos em "randomly", ou seja, de forma aleatória.</text:p>
      <text:p text:style-name="P13">A segunda pergunta é "como os dados estarão distribuídos?". No nosso caso, escolheremos "Gaussian Mixture". Será gerada uma representação dos nossos dados, na qual podemos imaginar um eixo X e um eixo Y, que estão agrupados em 3 conjuntos.</text:p>
      <text:p text:style-name="P13">Quando instanciamos nosso modelo com o KMeans, tivemos que passar o número de clusters, que é exatamente o número de grupos com os quais o KMeans irá trabalhar. Dessa forma o KMeans cria, de forma aleatória, 3 pontos nessa amostra - pontos esses que são chamados de centroides.</text:p>
      <text:p text:style-name="P13">Então, clicaremos três vezes no botão "add centroid" para criarmos os três centroides. Criados esses pontos, o algoritmo calculará a distância entre eles. A partir dessa distância, ele calculará quais dados estão mais próximos de cada ponto, estabelecendo uma área de pertencimento que definirá quais dados fazem parte de um ou outro grupo.</text:p>
      <text:p text:style-name="P13">Se clicarmos em "GO!", veremos que os dados espalhados serão tingidos com as cores de cada grupo/centroide. Perceba que, na região azul por exemplo, existem pontos que estão muito mais próximos do centroide que outros. Portanto, o KMeans tentará otimizar a distância entre os dados e o centroide, evitando que existam pontos muito distantes.</text:p>
      <text:p text:style-name="P13">Essa é uma fase de realocação, na qual o KMeans atualizará a posição dos centroides. Observaremos isso no site clicando no botão Update <text:soft-page-break/>Centroids". Assim, os pontos azul, vermelho e verde mudarão de posição. Isso também fará com que as distâncias entre os dados e os centroides sejam recalculadas, criando novas barreiras entre esses grupos. Consequentemente, alguns dados que antes faziam parte do grupo azul ou verde passarão a pertencer ao vermelho, e assim por diante. Clicando em "Reassign Points", veremos esse processo de atualização dos dados.</text:p>
      <text:p text:style-name="P13">Perceba que o centroide verde, por exemplo, não está em uma posição que otimiza a distância de todos os pontos do grupo. Portanto, a próxima fase do KMeans é atualizar novamente a posição dos centroides. Assim, todos eles mudarão um pouco de posição - o vermelho vai para o centro da amostra vermelha, o verde para o centro da amostra verde e o azul para o centro da amostra azul.</text:p>
      <text:p text:style-name="P13">Se atualizarmos novamente os pontos do grupo ou atualizarmos os centroides, não existirá mais nenhuma alteração. Portanto, os dados finalmente foram agrupados de forma correta.</text:p>
      <text:p text:style-name="P13">Recapitulando: quando queremos que o KMeans utilize 3 grupos na sua clusterização, ele cria 3 centroides que definirão os pontos centrais de cada grupo. Em seguida, ele calculará a distância entre os centroides, e, a partir das suas metades, o pertencimento dos dados da amostra.</text:p>
      <text:p text:style-name="P13">Feito isso, o KMeans tentará atualizar a posição dos centroides para otimizar a distância com os dados do grupo. Isso é feito até o momento em que a posição dos centroides e a distribuição dos dados entre os grupos não é mais alterada.</text:p>
      <text:p text:style-name="P13">Entendeu?</text:p>
      <text:p text:style-name="P13">Nessa exemplificação, podemos imaginar um plano cartesiano no qual cada centroide tem um valor X e um valor Y. No entanto, no nosso projeto, estamos trabalhando com diversos gêneros de filme. Nesse caso, quais são os gêneros que estão influenciando a posição desses centroides? Descobriremos isso na próxima aula!</text:p>
      <text:h text:style-name="Heading_20_3" text:outline-level="3"><text:line-break/><text:line-break/><text:line-break/><text:span text:style-name="T7">Começando com o K-Means</text:span></text:h>
      <text:p text:style-name="Text_20_body"><text:line-break/><text:span text:style-name="T1">Quando criamos um modelo utilizando K-Means precisamos passar o </text:span><text:soft-page-break/><text:span text:style-name="T1">número de clusters para que o objeto seja instanciado. O que significa esse número de clusters?</text:span></text:p>
      <text:p text:style-name="P27"><text:span text:style-name="Source_20_Text"><text:span text:style-name="T9">modelo </text:span></text:span><text:span text:style-name="Source_20_Text"><text:span text:style-name="T13">=</text:span></text:span><text:span text:style-name="Source_20_Text"><text:span text:style-name="T9"> </text:span></text:span><text:span text:style-name="Source_20_Text"><text:span text:style-name="T22">KMeans</text:span></text:span><text:span text:style-name="Source_20_Text"><text:span text:style-name="T13">(</text:span></text:span><text:span text:style-name="Source_20_Text"><text:span text:style-name="T9">n_clusters</text:span></text:span><text:span text:style-name="Source_20_Text"><text:span text:style-name="T13">=</text:span></text:span><text:span text:style-name="Source_20_Text"><text:span text:style-name="T21">3</text:span></text:span><text:span text:style-name="Source_20_Text"><text:span text:style-name="T13">)</text:span></text:span></text:p>
      <text:p text:style-name="Text_20_body">O número de clusters representa o número de grupos que o K-Means irá utilizar para alocar os dados. Esse número é o quantidade de grupos que teremos ao final da execução do algoritmo. O K-Means precisa saber o número de grupos antes de ser instanciado. É a partir desse número que ele consegue classificar os dados.</text:p>
      <text:p text:style-name="Text_20_body"/>
      <text:h text:style-name="Heading_20_3" text:outline-level="3">Site sobre o K-Means</text:h>
      <text:p text:style-name="Text_20_body"><text:line-break/><text:span text:style-name="T1">Na aula, utilizamos este site para entender o funcionamento do K-Means </text:span><text:a xlink:type="simple" xlink:href="https://www.naftaliharris.com/blog/visualizing-k-means-clustering/" office:target-frame-name="_blank" xlink:show="new" text:style-name="Internet_20_link" text:visited-style-name="Visited_20_Internet_20_Link"><text:span text:style-name="T2">https://www.naftaliharris.com/blog/visualizing-k-means-clustering/</text:span></text:a><text:span text:style-name="T1">.</text:span></text:p>
      <text:p text:style-name="P6"><text:span text:style-name="T1">Acessem e testem as diferentes formas de agrupar os dados e outros métodos de setar os centroides, por exemplo, comparem o método aleatório (</text:span><text:span text:style-name="Source_20_Text"><text:span text:style-name="T3">Randomly</text:span></text:span><text:span text:style-name="T1">) com o método </text:span><text:span text:style-name="Source_20_Text"><text:span text:style-name="T3">Farthest Point</text:span></text:span><text:span text:style-name="T1">.</text:span></text:p>
      <text:p text:style-name="Text_20_body"/>
      <text:h text:style-name="Heading_20_3" text:outline-level="3">Faça o que eu fiz na aula</text:h>
      <text:p text:style-name="Text_20_body"><text:span text:style-name="T5">Em primeiro lugar, temos que importar do módulo de </text:span><text:span text:style-name="Source_20_Text"><text:span text:style-name="T4">cluster</text:span></text:span><text:span text:style-name="T5"> da </text:span><text:span text:style-name="Source_20_Text"><text:span text:style-name="T4">sklearn</text:span></text:span><text:span text:style-name="T5"> o algoritmo do K-Means.</text:span></text:p>
      <text:p text:style-name="P27"><text:span text:style-name="Source_20_Text"><text:span text:style-name="T11">from</text:span></text:span><text:span text:style-name="Source_20_Text"><text:span text:style-name="T9"> sklearn</text:span></text:span><text:span text:style-name="Source_20_Text"><text:span text:style-name="T13">.</text:span></text:span><text:span text:style-name="Source_20_Text"><text:span text:style-name="T9">cluster </text:span></text:span><text:span text:style-name="Source_20_Text"><text:span text:style-name="T11">import</text:span></text:span><text:span text:style-name="Source_20_Text"><text:span text:style-name="T9"> </text:span></text:span><text:span text:style-name="Source_20_Text"><text:span text:style-name="T22">KMeans</text:span></text:span></text:p>
      <text:p text:style-name="P6"><text:span text:style-name="T1">Após isso, podemos criar nosso objeto que representará o modelo </text:span><text:span text:style-name="Source_20_Text"><text:span text:style-name="T3">KMeans</text:span></text:span><text:span text:style-name="T1">. Para criar um objeto do K-Means, precisamos falar o número de clusters (</text:span><text:span text:style-name="Source_20_Text"><text:span text:style-name="T3">n_clusters</text:span></text:span><text:span text:style-name="T1">), isto é, quantos grupos diferentes serão agrupados. No caso, apenas para testar o algoritmo, vamos passar três como valor:</text:span></text:p>
      <text:p text:style-name="P27"><text:span text:style-name="Source_20_Text"><text:span text:style-name="T9">modelo </text:span></text:span><text:span text:style-name="Source_20_Text"><text:span text:style-name="T13">=</text:span></text:span><text:span text:style-name="Source_20_Text"><text:span text:style-name="T9"> </text:span></text:span><text:span text:style-name="Source_20_Text"><text:span text:style-name="T22">KMeans</text:span></text:span><text:span text:style-name="Source_20_Text"><text:span text:style-name="T13">(</text:span></text:span><text:span text:style-name="Source_20_Text"><text:span text:style-name="T9">n_clusters</text:span></text:span><text:span text:style-name="Source_20_Text"><text:span text:style-name="T13">=</text:span></text:span><text:span text:style-name="Source_20_Text"><text:span text:style-name="T21">3</text:span></text:span><text:span text:style-name="Source_20_Text"><text:span text:style-name="T13">)</text:span></text:span></text:p>
      <text:p text:style-name="P6"><text:span text:style-name="T1">Em seguida, podemos falar para o K-Means agrupar os dados (</text:span><text:span text:style-name="Source_20_Text"><text:span text:style-name="T3">generos_escalados</text:span></text:span><text:span text:style-name="T1">) para a gente através do método </text:span><text:span text:style-name="Source_20_Text"><text:span text:style-name="T3">fit</text:span></text:span><text:span text:style-name="T1">:</text:span></text:p>
      <text:p text:style-name="P27"><text:span text:style-name="Source_20_Text"><text:span text:style-name="T9">modelo</text:span></text:span><text:span text:style-name="Source_20_Text"><text:span text:style-name="T13">.</text:span></text:span><text:span text:style-name="Source_20_Text"><text:span text:style-name="T9">fit</text:span></text:span><text:span text:style-name="Source_20_Text"><text:span text:style-name="T13">(</text:span></text:span><text:span text:style-name="Source_20_Text"><text:span text:style-name="T9">generos_escalados</text:span></text:span><text:span text:style-name="Source_20_Text"><text:span text:style-name="T13">)</text:span></text:span></text:p>
      <text:p text:style-name="P6"><text:span text:style-name="T1">Podemos ver os resultados do agrupamento imprimindo os rótulos (</text:span><text:span text:style-name="Source_20_Text"><text:span text:style-name="T3">labels_</text:span></text:span><text:span text:style-name="T1">) do modelo:</text:span></text:p>
      <text:p text:style-name="P27"><text:span text:style-name="Source_20_Text"><text:span text:style-name="T11">print</text:span></text:span><text:span text:style-name="Source_20_Text"><text:span text:style-name="T13">(</text:span></text:span><text:span text:style-name="Source_20_Text"><text:span text:style-name="T9">f</text:span></text:span><text:span text:style-name="Source_20_Text"><text:span text:style-name="T19">'Grupos {modelo.labels_}'</text:span></text:span><text:span text:style-name="Source_20_Text"><text:span text:style-name="T13">) </text:span></text:span><text:span text:style-name="Source_20_Text"><text:span text:style-name="T14">ou </text:span></text:span></text:p>
      <text:p text:style-name="P28"><text:span text:style-name="Source_20_Text"><text:span text:style-name="T12">print</text:span></text:span><text:span text:style-name="Source_20_Text"><text:span text:style-name="T15">(</text:span></text:span><text:span text:style-name="Source_20_Text"><text:span text:style-name="T20">'Grupos {}'.format(modelo.labels)</text:span></text:span><text:span text:style-name="Source_20_Text"><text:span text:style-name="T15">)</text:span></text:span></text:p>
      <text:p text:style-name="P5"><text:soft-page-break/><text:span text:style-name="Source_20_Text"><text:span text:style-name="T6">Para pegar o código desta aula, você pode acessar neste link:</text:span></text:span></text:p>
      <text:p text:style-name="P6"><text:a xlink:type="simple" xlink:href="https://github.com/alura-cursos/machine-learning-algoritmos-nao-supervisionados/blob/master/aula02.ipynb" office:target-frame-name="_blank" xlink:show="new" text:style-name="Internet_20_link" text:visited-style-name="Visited_20_Internet_20_Link"><text:span text:style-name="T2">https://github.com/alura-cursos/machine-learning-algoritmos-nao-supervisionados/blob/master/aula02.ipynb</text:span></text:a></text:p>
      <text:p text:style-name="P28"><text:span text:style-name="Source_20_Text"><text:span text:style-name="T18"/></text:span></text:p>
      <text:h text:style-name="Heading_20_2" text:outline-level="2"><text:span text:style-name="Source_20_Text">O que aprendemos?</text:span></text:h>
      <text:list xml:id="list2588217600" text:style-name="L9">
        <text:list-item>
          <text:p text:style-name="P4"><text:span text:style-name="T1">A criar um modelo K-Means</text:span></text:p>
        </text:list-item>
        <text:list-item>
          <text:p text:style-name="P4"><text:span text:style-name="T1">Como o K-Means funciona</text:span></text:p>
        </text:list-item>
        <text:list-item>
          <text:p text:style-name="P4"><text:span text:style-name="T1">O que são os centroides</text:span></text:p>
        </text:list-item>
        <text:list-item>
          <text:p text:style-name="P4"><text:span text:style-name="T1">a visualização dos centroides e a sua classificação</text:span></text:p>
        </text:list-item>
      </text:list>
      <text:h text:style-name="Heading_20_2" text:outline-level="2"><text:line-break/><text:span text:style-name="T7">Visualizando os centroids</text:span></text:h>
      <text:p text:style-name="P1">No último vídeo, aprendemos que o KMeans trabalha com o conceito de centroides para criar os agrupamentos. No exemplo do site, podemos imaginar um plano cartesiano no qual cada centroide tem uma posição referente aos eixos X e Y.</text:p>
      <text:p text:style-name="P13">No caso dos filmes do nosso projeto, temos 20 gêneros/categorias possíveis. Isso significa que cada centroide está posicionado em um ponto referente a 20 dimensões, e não somente duas.</text:p>
      <text:p text:style-name="P13">Então, seria interessante sabermos que gêneros estão compondo cada um dos três grupos que criamos. Para isso, podemos utilizar as informações dos centroides.</text:p>
      <text:p text:style-name="P6"><text:span text:style-name="T1">Clicando no botão + Code, criaremos uma nova célula e pediremos a impressão dos centros de cada grupo com </text:span><text:span text:style-name="Source_20_Text"><text:span text:style-name="T3">print(modelo.cluster_centers_)</text:span></text:span><text:span text:style-name="T1">. Como retorno, teremos três arrays representando três grupos. Cada array possui um ponto para cada gênero.</text:span></text:p>
      <text:p text:style-name="P6"><text:span text:style-name="T1">Antes desses arrays, pediremos a impressão das colunas referentes aos gêneros com </text:span><text:span text:style-name="Source_20_Text"><text:span text:style-name="T3">print(generos.columns)</text:span></text:span><text:span text:style-name="T1">. Assim, poderemos fazer uma equivalência entre os valores e suas devidas categorias: o primeiro ponto é referente a gêneros não-listados; o segundo, a Ação; o terceiro, Aventura; e assim por diante. Quanto maiores forem os valores, mais próximos daquele gênero o grupo está e mais filmes de determinado gênero estão no grupo.</text:span></text:p>
      <text:p text:style-name="P13"><text:soft-page-break/>Agora queremos ter essas informações de maneira mais inteligível. Uma boa forma seria criarmos um gráfico com essas informações. Antes disso, vamos transformar esses dados em um dataframe do Pandas, o que facilitará nosso trabalho de plotagem.</text:p>
      <text:p text:style-name="P6"><text:span text:style-name="T1">Para isso, em uma nova célula de código, chamaremos pd.DataFrame(), passando como parâmetro </text:span><text:span text:style-name="Source_20_Text"><text:span text:style-name="T3">modelo.cluster_centers_</text:span></text:span><text:span text:style-name="T1">, que são os dados que queremos transformar em um dataframe. Após uma vírgula, passaremos </text:span><text:span text:style-name="Source_20_Text"><text:span text:style-name="T3">columns=generos.columns</text:span></text:span><text:span text:style-name="T1"> para nomearmos as colunas de acordo com os gêneros.</text:span></text:p>
      <text:p text:style-name="P13">Executando essa função, teremos uma tabela com três linhas (na qual cada linha representa um grupo) e 20 colunas (representando os gêneros). Atribuiremos esse retorno a uma variável grupos.</text:p>
      <text:p text:style-name="P13">Na célula seguinte, construiremos um gráfico de varras a partir dessas informações. Para isso, faremos grupos.plot.bar(). Entretanto, o gráfico gerado não nos trará muitas informações.</text:p>
      <text:p text:style-name="P13">O primeiro problema é que os dados dos três grupos foram plotados em um único gráfico. Para facilitarmos nossa visualização, vamos separá-los em gráficos menores, um para cada grupo. Isso é feito passando o parâmetro nomeado subplots=True.</text:p>
      <text:p text:style-name="P13">Feito isso, a função nos retornará um array do matplotlib, uma biblioteca utilizada por baixo dos panos para plotar esses gráficos, e uma visualização que parece ter os subplots que configuramos. Passando o parâmetro figsize=(25, 25), vamos aumentar um pouco o tamanho da imagem para melhorarmos a leitura desses gráficos.</text:p>
      <text:p text:style-name="P13">Agora temos outros problemas: a plotagem não quebrou os subplots pelos grupos, mas sim pelos gêneros. Além disso, está difícil reconhecermos qual grupo cada coluna está referenciando, pois essa informação consta somente ao final do gráfico. Resolveremos isso plotando os gráficos por grupo e pedindo que as legendas do eixo X não sejam compartilhadas para todas as plotagens em cada coluna.</text:p>
      <text:p text:style-name="P13">Colocaremos um novo parâmetro nomeado sharex=False para impedirmos o compartilhamento das informações no eixo X. Em seguida, faremos a plotagem pelos grupos do jeito mais fácil: transformaremos as colunas, que são os gêneros, em linhas; e as linhas, que são os grupos, em colunas. Isso é basicamente uma transposição de matriz, o que é algo muito comum e já tem uma implementação específica nessas bibliotecas.</text:p>
      <text:p text:style-name="P13"><text:soft-page-break/>Portanto, chamaremos grupos.transpose() para fazermos essa transposição antes da plotagem dos gráficos. Executando novamente o código, teremos três subplots, cada um referente a um grupo, com colunas pertencentes a cada um dos gêneros. O grupo 0, por exemplo, contém os gêneros Aventura, Animação, Infantil e Fantasia com valores muito altos. Já os gêneros Drama, Crime, Romance e Terror estão com valores muito baixos. Assim, podemos definir esse grupo como representante dos filmes de Animação.</text:p>
      <text:p text:style-name="P13">Já o grupo 1 contém filmes de Ação, Crime, Horror, Mistério, Terror e Ficção Científica com valores mais altos, enquanto Romance, Comedia, Infantil e Animação estão com valores bem baixos. Logo, esse é o grupo dos filmes de Ação.</text:p>
      <text:p text:style-name="P13">O grupo 2 possui Comédia e Romance muito altos, enquanto Terror, Ficção Científica, Horror, Fantasia e Ação estão bem baixos. Logo, seriam os filmes mais ligados à Comédia, Romance e Comédia-Romântica.</text:p>
      <text:p text:style-name="P13">Mas será que esses agrupamentos estão fazendo sentido? Vamos testar.</text:p>
      <text:p text:style-name="P6"><text:span text:style-name="T1">Em uma nova célula de código, declararemos nova variável </text:span><text:span text:style-name="Source_20_Text"><text:span text:style-name="T3">grupo</text:span></text:span><text:span text:style-name="T1"> que receberá o grupo 0. Em seguida, criaremos um </text:span><text:span text:style-name="Source_20_Text"><text:span text:style-name="T3">filtro</text:span></text:span><text:span text:style-name="T1"> recebendo </text:span><text:span text:style-name="Source_20_Text"><text:span text:style-name="T3">modelo.labels_ == grupo</text:span></text:span><text:span text:style-name="T1">, ou seja, pegando todos os filmes do nosso modelo que tenham labels iguais às de </text:span><text:span text:style-name="Source_20_Text"><text:span text:style-name="T3">grupo</text:span></text:span><text:span text:style-name="T1">.</text:span></text:p>
      <text:p text:style-name="P13">Aplicaremos o filtro ao nosso dataframe dados_dos_filmes, passando a variável filtro entre colchetes. Para não recebermos uma lista enorme, pediremos apenas uma amostra de 10 filmes com sample(10).</text:p>
      <text:p text:style-name="P13">Como resultado, teremos filmes como Monkey Trouble, Mickey's Once Upon a Christmas, FormiguinhaZ e Super Mario Bros., cujos gêneros são bem parecidos e estão relacionados ao público infantil. Portanto, parece que nossos agrupamentos estão fazendo sentido. Se quiséssemos recomendar um filme para uma pessoa que gostou de Toy Story, poderíamos aplicar o filtro do grupo 0 e escolher algum dos filmes dessa lista.</text:p>
      <text:p text:style-name="P13">No próximo vídeo, usaremos a biblioteca Seaborn para tentarmos plotar um gráfico parecido com o do site Naftali Harris, no qual cada um dos dados tem uma cor específica referente ao seu grup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07:08:40.322588523</meta:creation-date>
    <dc:date>2020-07-14T10:04:10.400288228</dc:date>
    <meta:editing-duration>PT44M5S</meta:editing-duration>
    <meta:editing-cycles>5</meta:editing-cycles>
    <meta:generator>LibreOffice/6.0.3.2$Linux_X86_64 LibreOffice_project/00m0$Build-2</meta:generator>
    <meta:document-statistic meta:table-count="1" meta:image-count="0" meta:object-count="0" meta:page-count="16" meta:paragraph-count="184" meta:word-count="4587" meta:character-count="29327" meta:non-whitespace-character-count="24922"/>
  </office:meta>
</office:document-meta>
</file>